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7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REFINING FIRE (17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FAMILY PRIDE (17: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A CATALOG OF FOOLS (17:7-2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7</dc:title>
    <meta:initial-creator>David STRICKLAND</meta:initial-creator>
    <dc:creator>David STRICKLAND</dc:creator>
    <meta:creation-date>2020-02-22T17:37:00Z</meta:creation-date>
    <dc:date>2020-02-22T17:37:00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